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eb6c1" officeooo:paragraph-rsid="001eb6c1"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1eb6c1" officeooo:paragraph-rsid="001eb6c1"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1f9240" officeooo:paragraph-rsid="001f9240"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21603a" officeooo:paragraph-rsid="0021603a"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22f8bb" officeooo:paragraph-rsid="0022f8bb"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233ff0" officeooo:paragraph-rsid="00233ff0"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style="italic" style:text-underline-style="none" fo:font-weight="bold" officeooo:rsid="00233ff0" officeooo:paragraph-rsid="00233ff0" style:font-size-asian="10.5pt" style:font-style-asian="italic" style:font-weight-asian="bold" style:font-size-complex="12pt" style:font-style-complex="italic" style:font-weight-complex="bold"/>
    </style:style>
    <style:style style:name="P8" style:family="paragraph" style:parent-style-name="Standard">
      <style:paragraph-properties fo:text-align="start" style:justify-single-word="false"/>
      <style:text-properties fo:font-size="12pt" fo:font-style="normal" style:text-underline-style="none" fo:font-weight="normal" officeooo:rsid="00233ff0" officeooo:paragraph-rsid="00233ff0"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style:text-underline-style="none" fo:font-weight="normal" officeooo:rsid="0028accc" officeooo:paragraph-rsid="0028accc"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none" fo:font-weight="normal" officeooo:rsid="0029f456" officeooo:paragraph-rsid="0029f456"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style:text-underline-style="none" fo:font-weight="normal" officeooo:rsid="002a62c0" officeooo:paragraph-rsid="002a62c0"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none" fo:font-weight="normal" officeooo:rsid="002c25d4" officeooo:paragraph-rsid="002c25d4"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style:text-underline-style="none" fo:font-weight="bold" officeooo:rsid="0029f456" officeooo:paragraph-rsid="0029f456" style:font-size-asian="10.5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fo:font-size="12pt" fo:font-style="normal" style:text-underline-style="none" fo:font-weight="bold" officeooo:rsid="0029f456" officeooo:paragraph-rsid="002c25d4" style:font-size-asian="10.5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fo:font-size="12pt" fo:font-style="normal" style:text-underline-style="none" fo:font-weight="bold" officeooo:rsid="002a62c0" officeooo:paragraph-rsid="002c25d4" style:font-size-asian="10.5pt" style:font-style-asian="normal" style:font-weight-asian="bold" style:font-size-complex="12pt" style:font-style-complex="normal" style:font-weight-complex="bold"/>
    </style:style>
    <style:style style:name="P16"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f9240" officeooo:paragraph-rsid="001f9240" style:font-size-asian="13.1000003814697pt" style:font-weight-asian="bold" style:font-size-complex="15pt" style:font-weight-complex="bold"/>
    </style:style>
    <style:style style:name="P17" style:family="paragraph" style:parent-style-name="Standard">
      <style:paragraph-properties fo:text-align="start" style:justify-single-word="false"/>
      <style:text-properties fo:font-size="15pt" style:text-underline-style="solid" style:text-underline-width="auto" style:text-underline-color="font-color" fo:font-weight="bold" officeooo:rsid="001f9240" officeooo:paragraph-rsid="001f9240" style:font-size-asian="13.1000003814697pt" style:font-weight-asian="bold" style:font-size-complex="15pt" style:font-weight-complex="bold"/>
    </style:style>
    <style:style style:name="P18" style:family="paragraph" style:parent-style-name="Standard">
      <style:paragraph-properties fo:text-align="start" style:justify-single-word="false"/>
      <style:text-properties fo:font-size="15pt" style:text-underline-style="solid" style:text-underline-width="auto" style:text-underline-color="font-color" fo:font-weight="bold" officeooo:rsid="0020e850" officeooo:paragraph-rsid="0020e850" style:font-size-asian="13.1000003814697pt" style:font-weight-asian="bold" style:font-size-complex="15pt" style:font-weight-complex="bold"/>
    </style:style>
    <style:style style:name="P19" style:family="paragraph" style:parent-style-name="Standard">
      <style:paragraph-properties fo:text-align="start" style:justify-single-word="false"/>
      <style:text-properties fo:font-size="15pt" fo:font-style="normal" style:text-underline-style="solid" style:text-underline-width="auto" style:text-underline-color="font-color" fo:font-weight="bold" officeooo:rsid="0020e850" officeooo:paragraph-rsid="002c25d4" style:font-size-asian="13.1000003814697pt" style:font-style-asian="normal" style:font-weight-asian="bold" style:font-size-complex="15pt" style:font-style-complex="normal" style:font-weight-complex="bold"/>
    </style:style>
    <style:style style:name="P20" style:family="paragraph" style:parent-style-name="Standard">
      <style:paragraph-properties fo:text-align="start" style:justify-single-word="false"/>
      <style:text-properties fo:font-size="14pt" fo:font-style="normal" style:text-underline-style="none" fo:font-weight="normal" officeooo:rsid="002501b1" officeooo:paragraph-rsid="002501b1" style:font-size-asian="14pt" style:font-style-asian="normal" style:font-weight-asian="normal" style:font-size-complex="14pt" style:font-style-complex="normal" style:font-weight-complex="normal"/>
    </style:style>
    <style:style style:name="P21" style:family="paragraph">
      <style:paragraph-properties fo:margin-left="0cm" fo:margin-right="0cm" fo:margin-top="0cm" fo:margin-bottom="0cm" fo:line-height="100%" fo:text-align="start" fo:text-indent="0.4cm" style:text-autospace="ideograph-alpha" style:punctuation-wrap="simple" style:line-break="strict" style:writing-mode="lr-tb">
        <style:tab-stops/>
      </style:paragraph-properties>
      <style:text-properties fo:font-weight="bold" style:font-weight-asian="bold" style:font-weight-complex="bold" fo:hyphenate="false"/>
    </style:style>
    <style:style style:name="P22" style:family="paragraph">
      <loext:graphic-properties draw:fill="none" draw:fill-color="#000000"/>
      <style:paragraph-properties fo:margin-left="0cm" fo:margin-right="0cm" fo:margin-top="0cm" fo:margin-bottom="0cm" fo:line-height="100%" fo:text-align="start" fo:text-indent="0.4cm" style:text-autospace="ideograph-alpha" style:punctuation-wrap="simple" style:line-break="strict" style:writing-mode="lr-tb">
        <style:tab-stops/>
      </style:paragraph-properties>
      <style:text-properties fo:font-weight="bold" style:font-weight-asian="bold" style:font-weight-complex="bold" fo:hyphenate="false"/>
    </style:style>
    <style:style style:name="P23" style:family="paragraph">
      <style:paragraph-properties fo:margin-left="0cm" fo:margin-right="0cm" fo:margin-top="0cm" fo:margin-bottom="0cm" fo:line-height="100%" fo:text-align="start" fo:text-indent="0.4cm" style:text-autospace="ideograph-alpha" style:punctuation-wrap="simple" style:line-break="strict" style:writing-mode="lr-tb">
        <style:tab-stops/>
      </style:paragraph-properties>
      <style:text-properties fo:font-style="normal" fo:font-weight="bold" style:font-style-asian="normal" style:font-weight-asian="bold" style:font-style-complex="normal" style:font-weight-complex="bold" fo:hyphenate="false"/>
    </style:style>
    <style:style style:name="P24" style:family="paragraph">
      <loext:graphic-properties draw:fill="none" draw:fill-color="#000000"/>
      <style:paragraph-properties fo:margin-left="0cm" fo:margin-right="0cm" fo:margin-top="0cm" fo:margin-bottom="0cm" fo:line-height="100%" fo:text-align="start" fo:text-indent="0.4cm" style:text-autospace="ideograph-alpha" style:punctuation-wrap="simple" style:line-break="strict" style:writing-mode="lr-tb">
        <style:tab-stops/>
      </style:paragraph-properties>
      <style:text-properties fo:font-style="normal" fo:font-weight="bold" style:font-style-asian="normal" style:font-weight-asian="bold" style:font-style-complex="normal" style:font-weight-complex="bold" fo:hyphenate="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22f8bb" style:font-style-asian="normal" style:font-style-complex="normal"/>
    </style:style>
    <style:style style:name="T4" style:family="text">
      <style:text-properties fo:font-style="normal" officeooo:rsid="00233ff0" style:font-style-asian="normal" style:font-style-complex="normal"/>
    </style:style>
    <style:style style:name="T5" style:family="text">
      <style:text-properties officeooo:rsid="002501b1"/>
    </style:style>
    <style:style style:name="T6" style:family="text">
      <style:text-properties fo:font-weight="bold" style:font-weight-asian="bold" style:font-weight-complex="bold"/>
    </style:style>
    <style:style style:name="T7" style:family="text">
      <style:text-properties officeooo:rsid="0026e79a"/>
    </style:style>
    <style:style style:name="T8" style:family="text">
      <style:text-properties officeooo:rsid="002a62c0"/>
    </style:style>
    <style:style style:name="T9" style:family="text">
      <style:text-properties officeooo:rsid="002c25d4"/>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italic"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000000" draw:textarea-vertical-align="middle" fo:min-height="1.274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color="#000000" draw:fill="none" draw:fill-color="#000000" draw:textarea-vertical-align="middle" fo:min-height="1.274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color="#000000" draw:fill="none" draw:fill-color="#000000" draw:textarea-vertical-align="middle" fo:min-height="1.274cm"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color="#000000" draw:fill="none" draw:fill-color="#000000" draw:textarea-vertical-align="middle" fo:min-height="1.274cm"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color="#000000" draw:fill="none" draw:fill-color="#000000" draw:textarea-vertical-align="middle" fo:min-height="1.274cm" style:run-through="foreground" style:wrap="run-through" style:number-wrapped-paragraphs="no-limit" style:vertical-pos="from-top" style:vertical-rel="paragraph" style:horizontal-pos="from-left" style:horizontal-rel="paragraph"/>
    </style:style>
    <style:style style:name="gr6" style:family="graphic">
      <style:graphic-properties draw:stroke="solid" svg:stroke-color="#000000" draw:fill="none" draw:fill-color="#000000" draw:textarea-vertical-align="middle" fo:min-height="1.274cm" style:run-through="foreground" style:wrap="run-through" style:number-wrapped-paragraphs="no-limit" style:vertical-pos="from-top" style:vertical-rel="paragraph" style:horizontal-pos="from-left" style:horizontal-rel="paragraph"/>
    </style:style>
    <style:style style:name="gr7" style:family="graphic">
      <style:graphic-properties draw:stroke="solid" svg:stroke-color="#000000" draw:fill="none" draw:fill-color="#000000" draw:textarea-vertical-align="middle" fo:min-height="1.274cm" style:run-through="foreground" style:wrap="run-through" style:number-wrapped-paragraphs="no-limit" style:vertical-pos="from-top" style:vertical-rel="paragraph" style:horizontal-pos="from-left" style:horizontal-rel="paragraph"/>
    </style:style>
    <style:style style:name="gr8" style:family="graphic">
      <style:graphic-properties draw:stroke="solid" svg:stroke-color="#000000" draw:fill="none" draw:fill-color="#000000" draw:textarea-vertical-align="middle" fo:min-height="1.274cm" style:run-through="foreground" style:wrap="run-through" style:number-wrapped-paragraphs="no-limit" style:vertical-pos="from-top" style:vertical-rel="paragraph" style:horizontal-pos="from-left" style:horizontal-rel="paragraph"/>
    </style:style>
    <style:style style:name="gr9" style:family="graphic">
      <style:graphic-properties draw:stroke="solid" svg:stroke-color="#000000" draw:fill="none" draw:fill-color="#000000" draw:textarea-vertical-align="middle" fo:min-height="1.274cm" style:run-through="foreground" style:wrap="run-through" style:number-wrapped-paragraphs="no-limit" style:vertical-pos="from-top" style:vertical-rel="paragraph" style:horizontal-pos="from-left" style:horizontal-rel="paragraph"/>
    </style:style>
    <style:style style:name="gr10" style:family="graphic">
      <style:graphic-properties draw:stroke="solid" svg:stroke-color="#000000" draw:fill="none" draw:fill-color="#000000" draw:textarea-vertical-align="middle" fo:min-height="1.274cm" style:run-through="foreground" style:wrap="run-through" style:number-wrapped-paragraphs="no-limit" style:vertical-pos="from-top" style:vertical-rel="paragraph" style:horizontal-pos="from-left" style:horizontal-rel="paragraph"/>
    </style:style>
    <style:style style:name="gr11" style:family="graphic">
      <style:graphic-properties draw:stroke="solid" svg:stroke-color="#000000" draw:fill="none" draw:fill-color="#000000" draw:textarea-vertical-align="middle" fo:min-height="1.274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alación de Slimbook Face y Howdy en Manjaro/ArchLinux</text:p>
      <text:p text:style-name="P1"/>
      <text:p text:style-name="P16"/>
      <text:p text:style-name="P17">Pasos previos a la instalación</text:p>
      <text:p text:style-name="P1"/>
      <text:p text:style-name="P2">Antes de comenzar a instalar Slimbook Face o Howdy en nuestra distribución ArchLinux será necesario instalar algunas herramientas/aplicaciones previamente.</text:p>
      <text:p text:style-name="P2"/>
      <text:p text:style-name="P2">Nos aseguraremos de que el sistema este actualizado a su última versión:</text:p>
      <text:p text:style-name="P2"><draw:frame text:anchor-type="paragraph" draw:z-index="0" draw:name="Forma1" draw:style-name="gr1" draw:text-style-name="P22" svg:width="15.876cm" svg:height="1.274cm" svg:x="0.106cm" svg:y="0.265cm"><draw:text-box><text:p text:style-name="P21"><text:span text:style-name="T6">sudo pacman -Syyu</text:span></text:p></draw:text-box></draw:frame></text:p>
      <text:p text:style-name="P2"/>
      <text:p text:style-name="P2"/>
      <text:p text:style-name="P2"/>
      <text:p text:style-name="P2"/>
      <text:p text:style-name="P2">Instalaremos las los paquetes indicados, si no lo están.</text:p>
      <text:p text:style-name="P2"/>
      <text:p text:style-name="P2"><draw:frame text:anchor-type="paragraph" draw:z-index="1" draw:name="Forma1" draw:style-name="gr2" draw:text-style-name="P22" svg:width="15.876cm" svg:height="1.274cm" svg:x="0.106cm" svg:y="0.265cm"><draw:text-box><text:p text:style-name="P21"><text:span text:style-name="T6">sudo pacman -S -needed base-devel git wget yajl</text:span></text:p></draw:text-box></draw:frame></text:p>
      <text:p text:style-name="P2"/>
      <text:p text:style-name="P2"/>
      <text:p text:style-name="P2"/>
      <text:p text:style-name="P2"/>
      <text:p text:style-name="P2">A continuación nos dirigiremos a la ruta de archivos temporales y descargaremos el paquete package-query y lo instalaremos:</text:p>
      <text:p text:style-name="P2"/>
      <text:p text:style-name="P2"><draw:frame text:anchor-type="paragraph" draw:z-index="2" draw:name="Forma1" draw:style-name="gr3" draw:text-style-name="P24" svg:width="15.876cm" svg:height="3.41cm" svg:x="0.106cm" svg:y="0.568cm"><draw:text-box><text:p text:style-name="P23"><text:span text:style-name="T10">cd /tmp/</text:span></text:p><text:p text:style-name="P23"><text:span text:style-name="T10"/></text:p><text:p text:style-name="P23"><text:span text:style-name="T10">git clone </text:span><text:span text:style-name="T10"><text:a xlink:href="https://aur.archlinux.org/package-query.git" xlink:type="simple">https://aur.archlinux.org/package-query.git</text:a></text:span></text:p><text:p text:style-name="P23"><text:span text:style-name="T10"/></text:p><text:p text:style-name="P23"><text:span text:style-name="T10">cd package-query/</text:span></text:p><text:p text:style-name="P23"><text:span text:style-name="T10"/></text:p><text:p text:style-name="P23"><text:span text:style-name="T10">makepkg -i <text:s text:c="4"/>#importante ejecutar sin sudo, ya que dará error si no se hace así</text:span></text:p></draw:text-box></draw:frame></text:p>
      <text:p text:style-name="P2"/>
      <text:p text:style-name="P2"/>
      <text:p text:style-name="P2"/>
      <text:p text:style-name="P2"/>
      <text:p text:style-name="P2"/>
      <text:p text:style-name="P2"/>
      <text:p text:style-name="P2"/>
      <text:p text:style-name="P2"/>
      <text:p text:style-name="P2"/>
      <text:p text:style-name="P2">Ahora dentro de la raiz de <text:span text:style-name="T1">/tmp/ </text:span><text:span text:style-name="T2">se descargará el paquete yaourt y se instalara.</text:span></text:p>
      <text:p text:style-name="P2"><draw:frame text:anchor-type="paragraph" draw:z-index="3" draw:name="Forma1" draw:style-name="gr4" draw:text-style-name="P24" svg:width="15.876cm" svg:height="3.41cm" svg:x="0.106cm" svg:y="0.453cm"><draw:text-box><text:p text:style-name="P23"><text:span text:style-name="T10">cd /tmp/</text:span></text:p><text:p text:style-name="P23"><text:span text:style-name="T10"/></text:p><text:p text:style-name="P23"><text:span text:style-name="T10">git clone </text:span><text:span text:style-name="T10"><text:a xlink:href="https://aur.archlinux.org/yaourt.git" xlink:type="simple">https://aur.archlinux.org/yaourt.git</text:a></text:span></text:p><text:p text:style-name="P23"><text:span text:style-name="T10"/></text:p><text:p text:style-name="P23"><text:span text:style-name="T10">cd yaourt/</text:span></text:p><text:p text:style-name="P23"><text:span text:style-name="T10"/></text:p><text:p text:style-name="P23"><text:span text:style-name="T10">makepkg -i</text:span></text:p></draw:text-box></draw:frame><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3"><text:span text:style-name="T3">I</text:span><text:span text:style-name="T2">nstalaremos el </text:span><text:span text:style-name="T3">de </text:span><text:span text:style-name="T2">dpkg </text:span><text:span text:style-name="T3">mediante el comando yaourt para poder instalar el paquete .deb de Slimbook Face más adelante.</text:span></text:p>
      <text:p text:style-name="P3"><text:span text:style-name="T2"/></text:p>
      <text:p text:style-name="P3"><draw:frame text:anchor-type="paragraph" draw:z-index="4" draw:name="Forma1" draw:style-name="gr5" draw:text-style-name="P22" svg:width="15.876cm" svg:height="1.274cm" svg:x="0.106cm" svg:y="0.265cm"><draw:text-box><text:p text:style-name="P21"><text:span text:style-name="T6">sudo yaourt -S dpkg <text:s text:c="3"/></text:span><text:span text:style-name="T10">#ejecutar sin sudo</text:span></text:p></draw:text-box></draw:frame><text:span text:style-name="T2"/></text:p>
      <text:p text:style-name="P3"><text:span text:style-name="T2"/></text:p>
      <text:p text:style-name="P5"><text:soft-page-break/><text:span text:style-name="T2">Finalmente instalaremos el último paquete necesario de los pasos previos.</text:span></text:p>
      <text:p text:style-name="P5"><text:span text:style-name="T2"/></text:p>
      <text:p text:style-name="P5"><draw:frame text:anchor-type="paragraph" draw:z-index="6" draw:name="Forma1" draw:style-name="gr7" draw:text-style-name="P24" svg:width="15.876cm" svg:height="3.41cm" svg:x="0.106cm" svg:y="0.453cm"><draw:text-box><text:p text:style-name="P23"><text:span text:style-name="T10">cd /tmp/</text:span></text:p><text:p text:style-name="P23"><text:span text:style-name="T10"/></text:p><text:p text:style-name="P23"><text:span text:style-name="T10">git clone </text:span><text:span text:style-name="T10"><text:a xlink:href="https://aur.archlinux.org/python-face_recognition.git" xlink:type="simple">https://aur.archlinux.org/python-face_recognition.git</text:a></text:span></text:p><text:p text:style-name="P23"><text:span text:style-name="T10"/></text:p><text:p text:style-name="P23"><text:span text:style-name="T10">cd python-face_recognition/</text:span></text:p><text:p text:style-name="P23"><text:span text:style-name="T10"/></text:p><text:p text:style-name="P23"><text:span text:style-name="T10">makepkg -i</text:span></text:p></draw:text-box></draw:frame><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18"><text:span text:style-name="T2">Instalación de Howdy</text:span></text:p>
      <text:p text:style-name="P18"><text:span text:style-name="T2"/></text:p>
      <text:p text:style-name="P4"><text:span text:style-name="T2">Para instalar howdy nos dirigiremos a la carpeta /</text:span><text:span text:style-name="T1">tmp/ </text:span><text:span text:style-name="T2">para la descarga del paquete.</text:span></text:p>
      <text:p text:style-name="P4"><text:span text:style-name="T2"/></text:p>
      <text:p text:style-name="P4"><draw:frame text:anchor-type="paragraph" draw:z-index="5" draw:name="Forma1" draw:style-name="gr6" draw:text-style-name="P22" svg:width="15.876cm" svg:height="1.463cm" svg:x="0.106cm" svg:y="0.171cm"><draw:text-box><text:p text:style-name="P21"><text:span text:style-name="T6">cd /</text:span><text:span text:style-name="T11">tmp/</text:span><text:span text:style-name="T6"> </text:span></text:p><text:p text:style-name="P21"><text:span text:style-name="T6"/></text:p><text:p text:style-name="P21"><text:span text:style-name="T6">git clone </text:span><text:span text:style-name="T6"><text:a xlink:href="https://aur.archlinux.org/howdy.git" xlink:type="simple">https://aur.archlinux.org/howdy.git</text:a></text:span></text:p></draw:text-box></draw:frame><text:span text:style-name="T2"/></text:p>
      <text:p text:style-name="P4"><text:span text:style-name="T2"/></text:p>
      <text:p text:style-name="P4"><text:span text:style-name="T2"/></text:p>
      <text:p text:style-name="P4"><text:span text:style-name="T2"/></text:p>
      <text:p text:style-name="P4"><text:span text:style-name="T2"/></text:p>
      <text:p text:style-name="P5"><text:span text:style-name="T2">Una vez se haya descargado tendremos que modificar </text:span><text:span text:style-name="T4">una</text:span><text:span text:style-name="T2"> linea de</text:span><text:span text:style-name="T4">l archivo PKGBUILD situado en la raíz de la carpeta de howdy que se ha creado al descargar el paquete en /tmp/.</text:span></text:p>
      <text:p text:style-name="P6"><text:span text:style-name="T2">Ejecutaremos</text:span></text:p>
      <text:p text:style-name="P6"><text:span text:style-name="T2"/></text:p>
      <text:p text:style-name="P6"><draw:frame text:anchor-type="paragraph" draw:z-index="7" draw:name="Forma1" draw:style-name="gr8" draw:text-style-name="P22" svg:width="15.876cm" svg:height="1.463cm" svg:x="0.106cm" svg:y="0.171cm"><draw:text-box><text:p text:style-name="P21"><text:span text:style-name="T6">cd howdy</text:span><text:span text:style-name="T11">/</text:span><text:span text:style-name="T6"> </text:span></text:p><text:p text:style-name="P21"><text:span text:style-name="T6"/></text:p><text:p text:style-name="P21"><text:span text:style-name="T6">nano PKGBUILD</text:span></text:p></draw:text-box></draw:frame><text:span text:style-name="T2"/></text:p>
      <text:p text:style-name="P6"><text:span text:style-name="T2"/></text:p>
      <text:p text:style-name="P6"><text:span text:style-name="T2"/></text:p>
      <text:p text:style-name="P6"><text:span text:style-name="T2"/></text:p>
      <text:p text:style-name="P6"><text:span text:style-name="T2"/></text:p>
      <text:p text:style-name="P6"><text:span text:style-name="T2">A continuación, buscaremos la linea que pone:</text:span></text:p>
      <text:p text:style-name="P6"><text:span text:style-name="T2"/></text:p>
      <text:p text:style-name="P7">python3 setup.py install --yes USE_AVX_INSTRUCTIONS --no DLIB_USE_CUDA --root="$pkgdir/" --optimize=1 –skip-build</text:p>
      <text:p text:style-name="P7"/>
      <text:p text:style-name="P8">Esa linea es la que se tendrá que modificar y se tendrá que dejar así:</text:p>
      <text:p text:style-name="P8"/>
      <text:p text:style-name="P7">python3 setup.py install --no DLIB_USE_CUDA --root="$pkgdir/" --optimize=1 –skip-build</text:p>
      <text:p text:style-name="P7"/>
      <text:p text:style-name="P8">Finalmente guardaremos los cambios del archivo y ya podemos ejecutar el comando para que nos instale howdy en nuestra distribución ArchLinux. Este proceso puede llevar un buen rato.</text:p>
      <text:p text:style-name="P8"/>
      <text:p text:style-name="P8"><draw:frame text:anchor-type="paragraph" draw:z-index="8" draw:name="Forma1" draw:style-name="gr9" draw:text-style-name="P22" svg:width="15.876cm" svg:height="1.274cm" svg:x="0.106cm" svg:y="0.265cm"><draw:text-box><text:p text:style-name="P21"><text:span text:style-name="T6">makepkg -i</text:span></text:p></draw:text-box></draw:frame></text:p>
      <text:p text:style-name="P8"/>
      <text:p text:style-name="P8"/>
      <text:p text:style-name="P8"/>
      <text:p text:style-name="P8"/>
      <text:p text:style-name="P8"/>
      <text:p text:style-name="P8"/>
      <text:p text:style-name="P8"/>
      <text:p text:style-name="P8"/>
      <text:p text:style-name="P8"/>
      <text:p text:style-name="P8"><text:soft-page-break/>Una vez ya se haya instalado <text:span text:style-name="T5">ejecutaremos el siguiente comando, para poder acceder a la configuración de howdy:</text:span></text:p>
      <text:p text:style-name="P8"/>
      <text:p text:style-name="P8"><draw:frame text:anchor-type="paragraph" draw:z-index="9" draw:name="Forma1" draw:style-name="gr10" draw:text-style-name="P22" svg:width="15.876cm" svg:height="1.274cm" svg:x="0.106cm" svg:y="0.265cm"><draw:text-box><text:p text:style-name="P21"><text:span text:style-name="T6">sudo howdy config</text:span></text:p></draw:text-box></draw:frame></text:p>
      <text:p text:style-name="P8"/>
      <text:p text:style-name="P8"/>
      <text:p text:style-name="P8"/>
      <text:p text:style-name="P20"><text:span text:style-name="T6">IMPORTANTE</text:span>: Es posible que la primera vez que ejecutemos un comando de howdy nos indique que ejecutemos una serie de comandos por la pantalla de la terminal, si se da el caso habrá que ejecutarlos antes de seguir. <text:span text:style-name="T7">Una vez ya se hayan ejecutado con éxito dichos comandos se volverá a ejecutar el anterior nombrado para acceder al archivo de configuración de howdy.</text:span></text:p>
      <text:p text:style-name="P20"/>
      <text:p text:style-name="P9">Una vez dentro del archivo de configuración nos dirigiremos a la linea del parametro <text:span text:style-name="T6">device_path</text:span> dónde se indicará la ruta y el id del dispositivo de la webcam IR.</text:p>
      <text:p text:style-name="P9">La ruta donde se encontrará la webcam será: <text:span text:style-name="T6">/dev/v4l/by-path/</text:span></text:p>
      <text:p text:style-name="P9"><text:span text:style-name="T6"/></text:p>
      <text:p text:style-name="P10">Para que Howdy autentique a un usuario, se debe agregar un pequeño cambio a cualquier archivo de configuración de PAM en el que Howdy quiera usarlo. La siguiente línea debe agregarse a cualquier archivo de configuración:</text:p>
      <text:p text:style-name="P13"/>
      <text:p text:style-name="P13">auth sufficient pam_python.so /lib/security/howdy/pam.py</text:p>
      <text:p text:style-name="P13"/>
      <text:p text:style-name="P11">Ejemplo:</text:p>
      <text:p text:style-name="P11"/>
      <text:p text:style-name="P14"><text:span text:style-name="T8">Archivo PAM: </text:span>/etc/pam.d/sudo</text:p>
      <text:p text:style-name="P14"/>
      <text:p text:style-name="P15">Contenido del archivo:</text:p>
      <text:p text:style-name="P15"/>
      <text:p text:style-name="P14"># PAM-1.0</text:p>
      <text:p text:style-name="P14">auth <text:s text:c="3"/>sufficient pam_python.so /lib/security/howdy/pam.py</text:p>
      <text:p text:style-name="P14">auth <text:s text:c="3"/>include <text:s text:c="3"/>system-auth</text:p>
      <text:p text:style-name="P14">account include <text:s text:c="3"/>system-auth</text:p>
      <text:p text:style-name="P14">session include <text:s text:c="3"/>system-auth</text:p>
      <text:p text:style-name="P14"/>
      <text:p text:style-name="P19">Instalación de <text:span text:style-name="T9">Slimbook Face</text:span></text:p>
      <text:p text:style-name="P19"/>
      <text:p text:style-name="P12">La instalación se realizará mediante el comando dpkg:</text:p>
      <text:p text:style-name="P12"/>
      <text:p text:style-name="P12"><draw:frame text:anchor-type="paragraph" draw:z-index="10" draw:name="Forma1" draw:style-name="gr11" draw:text-style-name="P22" svg:width="15.876cm" svg:height="1.274cm" svg:x="0.106cm" svg:y="0.265cm"><draw:text-box><text:p text:style-name="P21"><text:span text:style-name="T6">sudo dpkg -i slimbookface*.deb</text:span></text:p></draw:text-box></draw:frame></text:p>
      <text:p text:style-name="P12"/>
      <text:p text:style-name="P12"/>
      <text:p text:style-name="P12"/>
      <text:p text:style-name="P12"/>
      <text:p text:style-name="P12">Puede ser que aparezcan errores en la instalación al ser un archivo .deb, pero no les haremos caso porque ya se ha instalado anteriormente todo lo necesario para su funcionami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9T18:31:43.485450897</meta:creation-date>
    <meta:generator>LibreOffice/6.0.7.3$Linux_X86_64 LibreOffice_project/00m0$Build-3</meta:generator>
    <dc:date>2019-09-09T19:37:21.332663462</dc:date>
    <meta:editing-duration>PT54M44S</meta:editing-duration>
    <meta:editing-cycles>12</meta:editing-cycles>
    <meta:document-statistic meta:table-count="0" meta:image-count="0" meta:object-count="0" meta:page-count="3" meta:paragraph-count="35" meta:word-count="463" meta:character-count="2999" meta:non-whitespace-character-count="2563"/>
  </office:meta>
</office:document-meta>
</file>